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color="#00ff66"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6.78cm"/>
        </style:tab-stops>
      </style:paragraph-properties>
      <style:text-properties fo:color="#00ff66"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6.78cm"/>
        </style:tab-stops>
      </style:paragraph-properties>
      <style:text-properties fo:color="#000000"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color="#00cc33" style:font-name="Verdana"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instorming</text:p>
      <text:p text:style-name="P2"/>
      <text:list xml:id="list5164767194448461921" text:style-name="L1">
        <text:list-item>
          <text:p text:style-name="P4">Oberflächenaufbau</text:p>
          <text:list>
            <text:list-item>
              <text:p text:style-name="P4">erster Start(wenn kein Feed vorhanden) → Dialog Feeds hinzufügen</text:p>
              <text:list>
                <text:list-item>
                  <text:p text:style-name="P4">Auswahlliste mit vorgegebenen Feeds</text:p>
                </text:list-item>
                <text:list-item>
                  <text:p text:style-name="P4">unter Sonstiger Feed → Eingabe einer beliebigen URL</text:p>
                </text:list-item>
                <text:list-item>
                  <text:p text:style-name="P4">Ansonsten wird dieser Dialog über ein + geöffnet</text:p>
                </text:list-item>
              </text:list>
            </text:list-item>
          </text:list>
        </text:list-item>
      </text:list>
      <text:p text:style-name="P2"/>
      <text:p text:style-name="P2">Aufbau des Feed-Readers:</text:p>
      <text:p text:style-name="P2"/>
      <text:p text:style-name="P2">erster Frame:</text:p>
      <text:p text:style-name="P2"><text:tab/>links Menüleiste mit mit Kacheln</text:p>
      <text:list xml:id="list8033326377765749134" text:style-name="L2">
        <text:list-item>
          <text:list>
            <text:list-item>
              <text:list>
                <text:list-item>
                  <text:p text:style-name="P5">Kachel = eigentlicher Reader</text:p>
                  <text:p text:style-name="P5">zunächst Ordnerstruktur mit allen Ordner/Rubriken</text:p>
                  <text:p text:style-name="P5">Wird Rubrik angeklickt --&gt;Feeds können gelesen werden</text:p>
                </text:list-item>
                <text:list-item>
                  <text:p text:style-name="P5">Kachel = Seite mit Plus → um Seiten hinzufügen zu können.</text:p>
                  <text:p text:style-name="P5">Es öffnet sich ein Dialog</text:p>
                </text:list-item>
                <text:list-item>
                  <text:p text:style-name="P7">Kachel Einstellungen</text:p>
                </text:list-item>
              </text:list>
            </text:list-item>
          </text:list>
        </text:list-item>
      </text:list>
      <text:p text:style-name="P8"/>
      <text:p text:style-name="P10"/>
      <text:p text:style-name="P2">RSS-Feeds abrufen</text:p>
      <text:p text:style-name="P2"/>
      <text:list xml:id="list3819339911507629535" text:style-name="L3">
        <text:list-item>
          <text:p text:style-name="P6">Button sychronisieren/empfangen</text:p>
        </text:list-item>
        <text:list-item>
          <text:p text:style-name="P11">Automatisches Empfangen nach Intervall, der in Einstellungen gepflegt wird</text:p>
        </text:list-item>
      </text:list>
      <text:p text:style-name="P9"/>
      <text:p text:style-name="P9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er Eberhardt</meta:initial-creator>
    <meta:creation-date>2017-05-29T13:57:59.62</meta:creation-date>
    <dc:date>2017-05-29T15:23:19.21</dc:date>
    <dc:creator>Alexander Eberhardt</dc:creator>
    <meta:editing-duration>PT20M28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18" meta:word-count="99" meta:character-count="667"/>
  </office:meta>
</office:document-meta>
</file>